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caa8" officeooo:paragraph-rsid="0000caa8"/>
    </style:style>
    <style:style style:name="P2" style:family="paragraph" style:parent-style-name="Preformatted_20_Text">
      <style:text-properties officeooo:rsid="0000caa8" officeooo:paragraph-rsid="000583a7"/>
    </style:style>
    <style:style style:name="P3" style:family="paragraph" style:parent-style-name="Preformatted_20_Text">
      <style:text-properties officeooo:rsid="0004373d" officeooo:paragraph-rsid="0004373d"/>
    </style:style>
    <style:style style:name="P4" style:family="paragraph" style:parent-style-name="Preformatted_20_Text">
      <style:text-properties officeooo:rsid="0004373d" officeooo:paragraph-rsid="00091c56"/>
    </style:style>
    <style:style style:name="P5" style:family="paragraph" style:parent-style-name="Preformatted_20_Text">
      <style:text-properties officeooo:rsid="000583a7" officeooo:paragraph-rsid="00091c56"/>
    </style:style>
    <style:style style:name="P6" style:family="paragraph" style:parent-style-name="Preformatted_20_Text">
      <style:text-properties officeooo:rsid="000583a7" officeooo:paragraph-rsid="000a2ba8"/>
    </style:style>
    <style:style style:name="P7" style:family="paragraph" style:parent-style-name="Preformatted_20_Text">
      <style:text-properties officeooo:rsid="000c1be1" officeooo:paragraph-rsid="000c1be1"/>
    </style:style>
    <style:style style:name="P8" style:family="paragraph" style:parent-style-name="Preformatted_20_Text">
      <style:text-properties officeooo:rsid="000f8a8c" officeooo:paragraph-rsid="000f8a8c"/>
    </style:style>
    <style:style style:name="P9" style:family="paragraph" style:parent-style-name="Preformatted_20_Text">
      <style:text-properties officeooo:rsid="00114d78" officeooo:paragraph-rsid="00114d78"/>
    </style:style>
    <style:style style:name="P10" style:family="paragraph" style:parent-style-name="Preformatted_20_Text">
      <style:text-properties officeooo:rsid="00126587" officeooo:paragraph-rsid="00126587"/>
    </style:style>
    <style:style style:name="T1" style:family="text">
      <style:text-properties officeooo:rsid="000583a7"/>
    </style:style>
    <style:style style:name="T2" style:family="text">
      <style:text-properties officeooo:rsid="00091c56"/>
    </style:style>
    <style:style style:name="T3" style:family="text">
      <style:text-properties officeooo:rsid="000cd293"/>
    </style:style>
    <style:style style:name="T4" style:family="text">
      <style:text-properties officeooo:rsid="0010514a"/>
    </style:style>
    <style:style style:name="T5" style:family="text">
      <style:text-properties officeooo:rsid="00129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2:</text:p>
      <text:p text:style-name="P1"/>
      <text:p text:style-name="P2"><text:span text:style-name="T1">5</text:span>:</text:p>
      <text:p text:style-name="P2"><text:s/></text:p>
      <text:p text:style-name="P2"><text:span text:style-name="T1">a) P(Meltdown | !PumpFailure, !WaterLeak)= 0.001</text:span></text:p>
      <text:p text:style-name="P4"><text:s text:c="3"/><text:span text:style-name="T1">P(Meltdown | !PumpFailure, !WaterLeak, IcyWeather)= 0.001</text:span></text:p>
      <text:p text:style-name="P3"/>
      <text:p text:style-name="P6">b) </text:p>
      <text:p text:style-name="P6"><text:span text:style-name="T2">P(Meltdown | PumpFailureWarning, WaterLeakWarning) = 0.14456</text:span></text:p>
      <text:p text:style-name="P6"><text:span text:style-name="T2">P(Meltdown | PumpFailure, WaterLeak) = 0.2</text:span></text:p>
      <text:p text:style-name="P5"><text:s text:c="3"/></text:p>
      <text:p text:style-name="P7">c)</text:p>
      <text:p text:style-name="P7">It's hard to do repeated experiments with variaböes that are unlikely to happen. <text:span text:style-name="T3">Meltdown almost never happens, so it's hard to get the true probability for it.</text:span></text:p>
      <text:p text:style-name="P7"/>
      <text:p text:style-name="P8">d)</text:p>
      <text:p text:style-name="P8">The probability for WaterLeak is increasing as the temperature decreases. Probably in a non-linear curve. <text:span text:style-name="T4">The domain can be the temperature split in sections of 10 degrees each.</text:span></text:p>
      <text:p text:style-name="P8"/>
      <text:p text:style-name="P8"/>
      <text:p text:style-name="P9">6:</text:p>
      <text:p text:style-name="P9">a)</text:p>
      <text:p text:style-name="P9">The probability of all different combinations of outcomes.</text:p>
      <text:p text:style-name="P9"/>
      <text:p text:style-name="P9">b)</text:p>
      <text:p text:style-name="P9">Joint probability is the probability that two or more events happen at the same time. Distribution is mapping all outcomes and their probabilities.</text:p>
      <text:p text:style-name="P9"/>
      <text:p text:style-name="P10"><text:span text:style-name="T5">p(e) = </text:span>0.95*0.9*0.95*0.999*0.9*0.95 = 0.69378</text:p>
      <text:p text:style-name="P10">All probabilities multiplied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7:16:39.961837078</dc:date>
    <meta:editing-duration>PT26M41S</meta:editing-duration>
    <meta:editing-cycles>19</meta:editing-cycles>
    <meta:generator>LibreOffice/5.0.3.2$Linux_X86_64 LibreOffice_project/00m0$Build-2</meta:generator>
    <meta:document-statistic meta:table-count="0" meta:image-count="0" meta:object-count="0" meta:page-count="1" meta:paragraph-count="20" meta:word-count="127" meta:character-count="852" meta:non-whitespace-character-count="735"/>
  </office:meta>
</office:document-meta>
</file>